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36"/>
    <style:style style:name="ce10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1" style:family="table-cell" style:parent-style-name="Default" style:data-style-name="N0"/>
    <style:style style:name="ce6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187" calcext:value-type="float">
            <text:p>-18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table:style-name="Default"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6])" office:value-type="float" office:value="1493" calcext:value-type="float">
            <text:p>1493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10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1" table:formula="of:=SUM([.C45:.C59])" office:value-type="float" office:value="884.54" calcext:value-type="float">
            <text:p>884.54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9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7.9" calcext:value-type="float">
            <text:p>9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19.98" calcext:value-type="float">
            <text:p>19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29.9" calcext:value-type="float">
            <text:p>12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4.81" calcext:value-type="float">
            <text:p>164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208.12" calcext:value-type="float">
            <text:p>1208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ation hardware materials</text:p>
          </table:table-cell>
          <table:table-cell table:style-name="ce6"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68])" office:value-type="float" office:value="6940.73" calcext:value-type="float">
            <text:p>6940.73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75:.C78])" office:value-type="float" office:value="-2520" calcext:value-type="float">
            <text:p>-252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83])" office:value-type="float" office:value="-1203.47" calcext:value-type="float">
            <text:p>-1203.4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00-00-00</text:date>, <text:time style:data-style-name="N2" text:time-value="20:57:22.806718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3T20:59:24.846365431</dc:date>
    <meta:editing-duration>P2DT17H20M49S</meta:editing-duration>
    <meta:editing-cycles>395</meta:editing-cycles>
    <meta:generator>LibreOffice/6.4.7.2$Linux_X86_64 LibreOffice_project/40$Build-2</meta:generator>
    <meta:document-statistic meta:table-count="7" meta:cell-count="1419" meta:object-count="0"/>
  </office:meta>
</office:document-meta>
</file>